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22-03-0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8-01-0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7-01-2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6-01-2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5-02-03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4-01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3-01-2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2-01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1-01-07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10-01-1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9-01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8-01-2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7-01-0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6-01-10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5-01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4-01-26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3-01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2-01-1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1-02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2000-02-2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450960209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